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4451in" table:align="right" style:writing-mode="rl-tb"/>
    </style:style>
    <style:style style:name="Table1.A" style:family="table-column">
      <style:table-column-properties style:column-width="3.4438in"/>
    </style:style>
    <style:style style:name="Table1.B" style:family="table-column">
      <style:table-column-properties style:column-width="1.0028in"/>
    </style:style>
    <style:style style:name="Table1.C" style:family="table-column">
      <style:table-column-properties style:column-width="1.0611in"/>
    </style:style>
    <style:style style:name="Table1.D" style:family="table-column">
      <style:table-column-properties style:column-width="0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c7bb05" officeooo:paragraph-rsid="04e849a1"/>
    </style:style>
    <style:style style:name="P4" style:family="paragraph" style:parent-style-name="Text_20_body">
      <style:text-properties officeooo:rsid="04958ff0" officeooo:paragraph-rsid="04dd3a5c"/>
    </style:style>
    <style:style style:name="P5" style:family="paragraph" style:parent-style-name="Text_20_body">
      <style:text-properties officeooo:rsid="04cc9ec6" officeooo:paragraph-rsid="04dd3a5c"/>
    </style:style>
    <style:style style:name="P6" style:family="paragraph" style:parent-style-name="Text_20_body">
      <style:paragraph-properties fo:line-height="100%" fo:text-align="end" style:justify-single-word="false"/>
      <style:text-properties officeooo:rsid="03dbfc0a" officeooo:paragraph-rsid="04deade3"/>
    </style:style>
    <style:style style:name="P7" style:family="paragraph" style:parent-style-name="Text_20_body">
      <style:text-properties officeooo:rsid="04f2e76b" officeooo:paragraph-rsid="04e849a1"/>
    </style:style>
    <style:style style:name="P8" style:family="paragraph" style:parent-style-name="Text_20_body">
      <style:text-properties officeooo:rsid="04f3f700" officeooo:paragraph-rsid="04e849a1"/>
    </style:style>
    <style:style style:name="P9" style:family="paragraph" style:parent-style-name="Text_20_body">
      <style:text-properties officeooo:paragraph-rsid="04e849a1"/>
    </style:style>
    <style:style style:name="P10" style:family="paragraph" style:parent-style-name="Text_20_body">
      <style:paragraph-properties fo:text-align="start" style:justify-single-word="false" style:writing-mode="lr-tb"/>
      <style:text-properties officeooo:rsid="04c7bb05" officeooo:paragraph-rsid="04e849a1"/>
    </style:style>
    <style:style style:name="P11" style:family="paragraph" style:parent-style-name="Text_20_body">
      <style:paragraph-properties fo:line-height="100%" fo:text-align="start" style:justify-single-word="false" style:writing-mode="lr-tb"/>
      <style:text-properties officeooo:rsid="04d57ee7" officeooo:paragraph-rsid="04deade3"/>
    </style:style>
    <style:style style:name="P12" style:family="paragraph" style:parent-style-name="Text_20_body">
      <style:paragraph-properties fo:line-height="100%" fo:text-align="start" style:justify-single-word="false" style:writing-mode="lr-tb"/>
      <style:text-properties officeooo:rsid="04c7ccb4" officeooo:paragraph-rsid="04e6cc26"/>
    </style:style>
    <style:style style:name="P13" style:family="paragraph" style:parent-style-name="Text_20_body">
      <style:paragraph-properties fo:text-align="start" style:justify-single-word="false" style:writing-mode="lr-tb"/>
      <style:text-properties officeooo:rsid="04c7ccb4" officeooo:paragraph-rsid="04e849a1"/>
    </style:style>
    <style:style style:name="P14" style:family="paragraph" style:parent-style-name="Text_20_body">
      <style:paragraph-properties fo:text-align="start" style:justify-single-word="false" style:writing-mode="lr-tb"/>
      <style:text-properties style:font-name="David CLM" fo:font-weight="normal" officeooo:rsid="06c09964" officeooo:paragraph-rsid="04e849a1" style:font-weight-asian="normal" style:font-name-complex="David CLM" style:font-weight-complex="normal"/>
    </style:style>
    <style:style style:name="P15" style:family="paragraph" style:parent-style-name="Standard">
      <style:paragraph-properties fo:line-height="100%"/>
      <style:text-properties officeooo:rsid="03eb354c" officeooo:paragraph-rsid="04deade3"/>
    </style:style>
    <style:style style:name="P16" style:family="paragraph" style:parent-style-name="Table_20_Contents">
      <style:paragraph-properties fo:line-height="100%" fo:text-align="center" style:justify-single-word="false"/>
      <style:text-properties officeooo:paragraph-rsid="04deade3"/>
    </style:style>
    <style:style style:name="P17" style:family="paragraph" style:parent-style-name="Table_20_Contents">
      <style:paragraph-properties fo:line-height="100%" fo:text-align="center" style:justify-single-word="false"/>
      <style:text-properties officeooo:rsid="03e873f6" officeooo:paragraph-rsid="04deade3"/>
    </style:style>
    <style:style style:name="P18" style:family="paragraph" style:parent-style-name="Table_20_Contents">
      <style:paragraph-properties fo:line-height="100%" fo:text-align="center" style:justify-single-word="false"/>
      <style:text-properties officeooo:rsid="03e848e0" officeooo:paragraph-rsid="04deade3"/>
    </style:style>
    <style:style style:name="P19" style:family="paragraph" style:parent-style-name="Table_20_Contents">
      <style:paragraph-properties fo:line-height="100%" fo:text-align="center" style:justify-single-word="false"/>
      <style:text-properties officeooo:rsid="03e98464" officeooo:paragraph-rsid="04deade3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4c7bb05" officeooo:paragraph-rsid="04e849a1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4c7ccb4" officeooo:paragraph-rsid="04e849a1"/>
    </style:style>
    <style:style style:name="P22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4deade3"/>
    </style:style>
    <style:style style:name="P23" style:family="paragraph" style:parent-style-name="Heading_20_2">
      <style:text-properties officeooo:rsid="049395cc" officeooo:paragraph-rsid="04e849a1"/>
    </style:style>
    <style:style style:name="P24" style:family="paragraph" style:parent-style-name="Heading_20_2">
      <style:text-properties officeooo:paragraph-rsid="04dd3a5c"/>
    </style:style>
    <style:style style:name="P25" style:family="paragraph" style:parent-style-name="Heading_20_2">
      <style:text-properties officeooo:paragraph-rsid="04deade3"/>
    </style:style>
    <style:style style:name="P26" style:family="paragraph" style:parent-style-name="Heading_20_2">
      <style:text-properties style:font-name="David CLM" fo:font-weight="normal" officeooo:rsid="04e3d25c" officeooo:paragraph-rsid="04e54a66" style:font-weight-asian="normal" style:font-name-complex="David CLM" style:font-weight-complex="normal"/>
    </style:style>
    <style:style style:name="P27" style:family="paragraph" style:parent-style-name="Heading_20_2">
      <style:text-properties officeooo:paragraph-rsid="04e54a66"/>
    </style:style>
    <style:style style:name="P28" style:family="paragraph" style:parent-style-name="Heading_20_2">
      <style:text-properties officeooo:rsid="04c7ccb4" officeooo:paragraph-rsid="04e849a1"/>
    </style:style>
    <style:style style:name="P29" style:family="paragraph" style:parent-style-name="Heading_20_2">
      <style:text-properties officeooo:paragraph-rsid="04e849a1"/>
    </style:style>
    <style:style style:name="P30" style:family="paragraph" style:parent-style-name="Text_20_body">
      <style:paragraph-properties fo:margin-top="0.0398in" fo:margin-bottom="0.0575in" loext:contextual-spacing="false"/>
      <style:text-properties officeooo:rsid="04f848ed" officeooo:paragraph-rsid="04e54a66"/>
    </style:style>
    <style:style style:name="P31" style:family="paragraph" style:parent-style-name="Text_20_body">
      <style:paragraph-properties fo:margin-top="0.0398in" fo:margin-bottom="0.0575in" loext:contextual-spacing="false"/>
      <style:text-properties officeooo:rsid="04f9a626" officeooo:paragraph-rsid="04e54a66"/>
    </style:style>
    <style:style style:name="P32" style:family="paragraph" style:parent-style-name="Heading_20_1">
      <style:paragraph-properties fo:line-height="100%"/>
      <style:text-properties officeooo:paragraph-rsid="04e6cc26"/>
    </style:style>
    <style:style style:name="P33" style:family="paragraph" style:parent-style-name="Heading_20_2">
      <style:paragraph-properties fo:margin-top="0.0398in" fo:margin-bottom="0.0575in" loext:contextual-spacing="false" fo:text-align="start" style:justify-single-word="false" style:writing-mode="lr-tb"/>
      <style:text-properties fo:color="#00000a" style:font-name="David CLM" fo:font-size="12pt" fo:language="en" fo:country="US" fo:font-weight="normal" officeooo:rsid="049395cc" officeooo:paragraph-rsid="04eaf66b" style:font-size-asian="12pt" style:language-asian="en" style:country-asian="US" style:font-weight-asian="normal" style:font-name-complex="David CLM" style:font-size-complex="12pt" style:language-complex="he" style:country-complex="IL" style:font-weight-complex="normal"/>
    </style:style>
    <style:style style:name="P34" style:family="paragraph" style:parent-style-name="Heading_20_2">
      <style:text-properties officeooo:rsid="049395cc" officeooo:paragraph-rsid="04eaf66b"/>
    </style:style>
    <style:style style:name="P35" style:family="paragraph" style:parent-style-name="Text_20_body">
      <style:paragraph-properties fo:margin-top="0.0398in" fo:margin-bottom="0.0575in" loext:contextual-spacing="false"/>
      <style:text-properties fo:color="#00000a" style:font-name="Courier New" fo:font-size="12pt" fo:language="en" fo:country="US" officeooo:rsid="04ea0b7b" officeooo:paragraph-rsid="04eaf66b" style:font-size-asian="12pt" style:language-asian="en" style:country-asian="US" style:font-name-complex="Times New Roman1" style:font-size-complex="12pt" style:language-complex="he" style:country-complex="IL"/>
    </style:style>
    <style:style style:name="P36" style:family="paragraph" style:parent-style-name="Text_20_body">
      <style:text-properties officeooo:rsid="04f75488" officeooo:paragraph-rsid="04eaf66b"/>
    </style:style>
    <style:style style:name="P37" style:family="paragraph" style:parent-style-name="Text_20_body">
      <style:text-properties officeooo:rsid="04fa297d" officeooo:paragraph-rsid="04eaf66b"/>
    </style:style>
    <style:style style:name="P38" style:family="paragraph" style:parent-style-name="Text_20_body">
      <style:text-properties officeooo:rsid="049395cc" officeooo:paragraph-rsid="04eaf66b"/>
    </style:style>
    <style:style style:name="P39" style:family="paragraph" style:parent-style-name="Text_20_body">
      <style:text-properties style:font-name="David CLM" fo:font-weight="normal" officeooo:rsid="04e3d25c" officeooo:paragraph-rsid="04eaf66b" style:font-weight-asian="normal" style:font-name-complex="David CLM" style:font-weight-complex="normal"/>
    </style:style>
    <style:style style:name="P40" style:family="paragraph" style:parent-style-name="Text_20_body">
      <style:text-properties officeooo:rsid="04e85955" officeooo:paragraph-rsid="04eaf66b"/>
    </style:style>
    <style:style style:name="P41" style:family="paragraph" style:parent-style-name="Text_20_body">
      <style:text-properties officeooo:rsid="04f24abf" officeooo:paragraph-rsid="04eaf66b"/>
    </style:style>
    <style:style style:name="P42" style:family="paragraph" style:parent-style-name="Text_20_body">
      <style:paragraph-properties fo:text-align="start" style:justify-single-word="false" style:writing-mode="lr-tb"/>
      <style:text-properties officeooo:rsid="04f9274a" officeooo:paragraph-rsid="04eaf66b"/>
    </style:style>
    <style:style style:name="T1" style:family="text">
      <style:text-properties officeooo:rsid="04bc6354"/>
    </style:style>
    <style:style style:name="T2" style:family="text">
      <style:text-properties officeooo:rsid="04bcf77c"/>
    </style:style>
    <style:style style:name="T3" style:family="text">
      <style:text-properties officeooo:rsid="04cc9ec6"/>
    </style:style>
    <style:style style:name="T4" style:family="text">
      <style:text-properties officeooo:rsid="04c7ccb4"/>
    </style:style>
    <style:style style:name="T5" style:family="text">
      <style:text-properties officeooo:rsid="04d5f915"/>
    </style:style>
    <style:style style:name="T6" style:family="text">
      <style:text-properties officeooo:rsid="04d1e296"/>
    </style:style>
    <style:style style:name="T7" style:family="text">
      <style:text-properties officeooo:rsid="04ce8b40"/>
    </style:style>
    <style:style style:name="T8" style:family="text">
      <style:text-properties officeooo:rsid="04d52812"/>
    </style:style>
    <style:style style:name="T9" style:family="text">
      <style:text-properties officeooo:rsid="047f7f13"/>
    </style:style>
    <style:style style:name="T10" style:family="text">
      <style:text-properties officeooo:rsid="03e8184d"/>
    </style:style>
    <style:style style:name="T11" style:family="text">
      <style:text-properties officeooo:rsid="03fcb438"/>
    </style:style>
    <style:style style:name="T12" style:family="text">
      <style:text-properties officeooo:rsid="03fde0d0"/>
    </style:style>
    <style:style style:name="T13" style:family="text">
      <style:text-properties officeooo:rsid="0404f5ef"/>
    </style:style>
    <style:style style:name="T14" style:family="text">
      <style:text-properties officeooo:rsid="04064434"/>
    </style:style>
    <style:style style:name="T15" style:family="text">
      <style:text-properties officeooo:rsid="040bcbff"/>
    </style:style>
    <style:style style:name="T16" style:family="text">
      <style:text-properties officeooo:rsid="04ff9a8e"/>
    </style:style>
    <style:style style:name="T17" style:family="text">
      <style:text-properties officeooo:rsid="04f848ed"/>
    </style:style>
    <style:style style:name="T18" style:family="text">
      <style:text-properties officeooo:rsid="04f9a626"/>
    </style:style>
    <style:style style:name="T19" style:family="text">
      <style:text-properties officeooo:rsid="0504c873"/>
    </style:style>
    <style:style style:name="T20" style:family="text">
      <style:text-properties officeooo:rsid="04af6545"/>
    </style:style>
    <style:style style:name="T21" style:family="text">
      <style:text-properties style:font-name="Liberation Sans" fo:font-size="21pt" fo:font-weight="bold" officeooo:rsid="04e6cc26" style:font-name-asian="Noto Sans CJK SC Regular" style:font-size-asian="18.2000007629395pt" style:font-weight-asian="bold" style:font-name-complex="Nachlieli CLM1" style:font-size-complex="21pt" style:font-weight-complex="bold"/>
    </style:style>
    <style:style style:name="T22" style:family="text">
      <style:text-properties officeooo:rsid="049395cc"/>
    </style:style>
    <style:style style:name="T23" style:family="text">
      <style:text-properties fo:color="#000000" style:font-name="Monospace" fo:font-size="12pt" fo:language="en" fo:country="US" fo:font-style="normal" fo:font-weight="normal" officeooo:rsid="05156669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4" style:family="text">
      <style:text-properties officeooo:rsid="04f2cf04"/>
    </style:style>
    <style:style style:name="T25" style:family="text">
      <style:text-properties officeooo:rsid="04f3f700"/>
    </style:style>
    <style:style style:name="T26" style:family="text">
      <style:text-properties officeooo:rsid="05065b0a"/>
    </style:style>
    <style:style style:name="T27" style:family="text">
      <style:text-properties officeooo:rsid="05095027"/>
    </style:style>
    <style:style style:name="T28" style:family="text">
      <style:text-properties officeooo:rsid="050ce74d"/>
    </style:style>
    <style:style style:name="T29" style:family="text">
      <style:text-properties officeooo:rsid="050b7035"/>
    </style:style>
    <style:style style:name="T30" style:family="text">
      <style:text-properties officeooo:rsid="050a332d"/>
    </style:style>
    <style:style style:name="T31" style:family="text">
      <style:text-properties officeooo:rsid="05079054"/>
    </style:style>
    <style:style style:name="T32" style:family="text">
      <style:text-properties style:font-name="Monospace" officeooo:rsid="050c0773" style:font-size-asian="10.5pt" style:font-name-complex="David CLM1" style:font-weight-complex="normal"/>
    </style:style>
    <style:style style:name="T33" style:family="text">
      <style:text-properties fo:language="en" fo:country="US" officeooo:rsid="05065b0a"/>
    </style:style>
    <style:style style:name="T34" style:family="text">
      <style:text-properties fo:language="en" fo:country="US" officeooo:rsid="050c0773"/>
    </style:style>
    <style:style style:name="T35" style:family="text">
      <style:text-properties fo:font-weight="bold" officeooo:rsid="04c7ccb4" style:font-weight-asian="bold" style:font-weight-complex="bold"/>
    </style:style>
    <style:style style:name="T36" style:family="text">
      <style:text-properties officeooo:rsid="04db33c5"/>
    </style:style>
    <style:style style:name="T37" style:family="text">
      <style:text-properties officeooo:rsid="04dcb650"/>
    </style:style>
    <style:style style:name="T38" style:family="text">
      <style:text-properties officeooo:rsid="04ef1015"/>
    </style:style>
    <style:style style:name="T39" style:family="text">
      <style:text-properties officeooo:rsid="04f75488"/>
    </style:style>
    <style:style style:name="T40" style:family="text">
      <style:text-properties officeooo:rsid="04f9274a"/>
    </style:style>
    <style:style style:name="T41" style:family="text">
      <style:text-properties officeooo:rsid="04fbc1cb"/>
    </style:style>
    <style:style style:name="T42" style:family="text">
      <style:text-properties officeooo:rsid="04fa297d"/>
    </style:style>
    <style:style style:name="T43" style:family="text">
      <style:text-properties officeooo:rsid="04fa9043"/>
    </style:style>
    <style:style style:name="T44" style:family="text">
      <style:text-properties officeooo:rsid="04e3d25c"/>
    </style:style>
    <style:style style:name="T45" style:family="text">
      <style:text-properties officeooo:rsid="0501a575"/>
    </style:style>
    <style:style style:name="T46" style:family="text">
      <style:text-properties officeooo:rsid="04e68b8b"/>
    </style:style>
    <style:style style:name="T47" style:family="text">
      <style:text-properties officeooo:rsid="05008138"/>
    </style:style>
    <style:style style:name="T48" style:family="text">
      <style:text-properties officeooo:rsid="04e85955"/>
    </style:style>
    <style:style style:name="T49" style:family="text">
      <style:text-properties officeooo:rsid="04f09a77"/>
    </style:style>
    <style:style style:name="T50" style:family="text">
      <style:text-properties officeooo:rsid="04f24a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<text:span text:style-name="T1">מטלה</text:span><text:span text:style-name="T20"> –</text:span><text:span text:style-name="T2"> החלפת </text:span><text:span text:style-name="T21">כליות</text:span></text:h>
      <text:p text:style-name="P12"/>
      <text:p text:style-name="P25">שאלה <text:span text:style-name="T8">3</text:span>: <text:span text:style-name="T9">החלפת כליות – שני אלגוריתמים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965121245264">
          <table:table-cell table:style-name="Table1.A1" table:number-rows-spanned="4" office:value-type="string">
            <text:p text:style-name="P6">בשאלה זו נניח שהתאמה בין תורם לנתרם תלויה רק <text:span text:style-name="T10">בסוג הדם. <text:s text:c="2"/>נתון מאגר-נתונים ובו שלושה זוגות עם סוגי-דם לפי הטבלה בצד שמאל.</text:span></text:p>
            <text:p text:style-name="P15">א. ציירו את הגרף המכוון המתאר את ההתאמות בגרף<text:span text:style-name="T11">.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>סוג-דם חולה</text:p>
          </table:table-cell>
          <table:table-cell table:style-name="Table1.D1" office:value-type="string">
            <text:p text:style-name="P17">סוג-דם תורם</text:p>
          </table:table-cell>
        </table:table-row>
        <table:table-row table:style-name="TableLine93965121184144">
          <table:covered-table-cell/>
          <table:table-cell table:style-name="Table1.B2" office:value-type="string">
            <text:p text:style-name="P18">זוג ראשון</text:p>
          </table:table-cell>
          <table:table-cell table:style-name="Table1.B2" office:value-type="string">
            <text:p text:style-name="P19">AB</text:p>
          </table:table-cell>
          <table:table-cell table:style-name="Table1.D2" office:value-type="string">
            <text:p text:style-name="P19">O</text:p>
          </table:table-cell>
        </table:table-row>
        <table:table-row table:style-name="TableLine93965121234064">
          <table:covered-table-cell/>
          <table:table-cell table:style-name="Table1.B2" office:value-type="string">
            <text:p text:style-name="P18">זוג שני</text:p>
          </table:table-cell>
          <table:table-cell table:style-name="Table1.B2" office:value-type="string">
            <text:p text:style-name="P19">O</text:p>
          </table:table-cell>
          <table:table-cell table:style-name="Table1.D2" office:value-type="string">
            <text:p text:style-name="P19">A</text:p>
          </table:table-cell>
        </table:table-row>
        <table:table-row table:style-name="TableLine93965121260784">
          <table:covered-table-cell/>
          <table:table-cell table:style-name="Table1.B2" office:value-type="string">
            <text:p text:style-name="P18">זוג שלישי</text:p>
          </table:table-cell>
          <table:table-cell table:style-name="Table1.B2" office:value-type="string">
            <text:p text:style-name="P19">A</text:p>
          </table:table-cell>
          <table:table-cell table:style-name="Table1.D2" office:value-type="string">
            <text:p text:style-name="P19">AB</text:p>
          </table:table-cell>
        </table:table-row>
      </table:table>
      <text:p text:style-name="P22">ב. כמה ואיזה חולים אפשר להציל בלי החלפת כליות בכלל?</text:p>
      <text:p text:style-name="P22">ג. כמה <text:span text:style-name="T12">ואיזה חולים</text:span> אפשר להציל בעזרת <text:span text:style-name="T13">האלגוריתם למציאת שידוך גדול ביותר (שנלמד בכיתה)</text:span>?</text:p>
      <text:p text:style-name="P22">ד. כמה <text:span text:style-name="T14">ואיזה חולים</text:span> אפשר להציל בעזרת אלגוריתם <text:span text:style-name="T15">למציאת שלשות רבות ביותר (שלא נלמד בכיתה)?</text:span></text:p>
      <text:p text:style-name="P22"/>
      <text:p text:style-name="P11"/>
      <text:p text:style-name="P24">שאלה <text:span text:style-name="T5">4</text:span>: <text:span text:style-name="T3">החלפת כליות בישראל</text:span></text:p>
      <text:p text:style-name="P4">א. באיזה מרכזים רפואיים בישראל אפשר להירשם להחלפת כליות?</text:p>
      <text:p text:style-name="P5">ב. מה<text:span text:style-name="T6">ו האורך המקסימלי של מעגל-החלפה בתוכנית הישראלית</text:span>?</text:p>
      <text:p text:style-name="P5">ג. באיזו תדירות מריצים את האלגוריתם לחיפוש מעגלים?</text:p>
      <text:p text:style-name="P5">ד. <text:span text:style-name="T7">האם האלגוריתם הממומש בישראל הוא מעודד השתתפות (individually-rational)? הוכיחו את טענתכם בעזרת שלוש טענות לפחות מתוך אתר משרד הבריאות.</text:span></text:p>
      <text:p text:style-name="P26"/>
      <text:p text:style-name="P27">שאלה <text:span text:style-name="T16">4</text:span>: <text:span text:style-name="T17">הסתברות להחלפת כליות</text:span></text:p>
      <text:p text:style-name="P30">לצורך השאלה, הניחו שהתאמה בין תורם לחולה תלויה רק בסוג הדם, ושההסתברות לכל סוג דם (O, A, B, AB) היא בדיוק רבע.</text:p>
      <text:p text:style-name="P30">א. נניח שאדם חולה וזקוק לכליה, ואשתו בריאה ומוכנה לתרום לו. מה ההסתברות שהכליה מתאימה?</text:p>
      <text:p text:style-name="P30">ב. <text:span text:style-name="T18">נניח שיש שני זוגות כמו בסעיף א. מה ההסתברות שאפשר לבצע החלפת-כליות מוצלחת? בכמה ההחלפה משפרת את סיכויי ההצלה של כל אחד מהחולים?</text:span></text:p>
      <text:p text:style-name="P31">* בסעיפים הבאים נניח שיש שלושה זוגות כמו בסעיף א. <text:span text:style-name="T19">ניתן לפתור סעיפים אלה ע"י קוד.</text:span></text:p>
      <text:p text:style-name="P31">ג. מה ההסתברות שאפשר לבצע החלפת-כליות מוצלחת, אם החלפות מתבצעות בזוגות בלבד?</text:p>
      <text:p text:style-name="P31">ד. מה ההסתברות שאפשר לבצע החלפת-כליות בשלשה, בכמה ההחלפה משפרת את סיכויי ההצלה של החולים?</text:p>
      <text:p text:style-name="P34"><text:soft-page-break/>שאלה <text:span text:style-name="T38">3</text:span>: <text:span text:style-name="T48">מציאת שרשרת גדולה ביותר</text:span></text:p>
      <text:p text:style-name="P40">אתם מנהלים את המרכז הישראלי להשתלת איברים. פנה אליכם תורם חסיד (אלטרואיסט<text:span text:style-name="T49">) ואמר שהוא מוכן לתרום כליה, אבל רק אם התרומה שלו תציל לפחות שבעה חולים שונים (ע"י תרומה בשרשרת).</text:span></text:p>
      <text:p text:style-name="P40">א. תארו אלגוריתם <text:span text:style-name="T49">הבודק אם קיימת שרשרת מתאימה. <text:s/></text:span>הקלט לאלגוריתם הוא גרף ההתאמות בין הזוגות במאגר, וכן ההתאמות בין התורם החסיד לבין הזוגות במאגר. <text:span text:style-name="T50">הדגימו את האלגוריתם.</text:span></text:p>
      <text:p text:style-name="P41">ב. מה סיבוכיות האלגוריתם שלכם?</text:p>
      <text:p text:style-name="P35"><text:tab/></text:p>
      <text:p text:style-name="P29"><text:span text:style-name="T22">* שאלה </text:span><text:span text:style-name="T23">4</text:span><text:span text:style-name="T22">: </text:span><text:span text:style-name="T24">החלפת כליות עם סדרי עדיפויות</text:span></text:p>
      <text:p text:style-name="P7">במרכז ההשתלות הלאומי <text:span text:style-name="T25">החליטו לתת עדיפות לחולים עם משפחות גדולות - כי יותר אנשים ישמחו אם הם יהיו בריאים. הוגדר שרמת ה"שמחה" של כל חולה שווה למספר הנפשות במשפחה שלו. </text:span></text:p>
      <text:p text:style-name="P8">א. תארו אלגוריתם <text:span text:style-name="T26">המוצא החלפת-כליות בזוגות, שב</text:span><text:span text:style-name="T27">ה</text:span><text:span text:style-name="T26"> רמת השמחה </text:span><text:span text:style-name="T28">היא ה</text:span><text:span text:style-name="T26">גדולה ביותר </text:span><text:span text:style-name="T28">האפשרית.</text:span></text:p>
      <text:p text:style-name="P9"><text:span text:style-name="T26">ב. הראו דוגמה שבה </text:span><text:span text:style-name="T29">האלגוריתם של סעיף א נותן </text:span><text:span text:style-name="T26">תוצאה </text:span><text:span text:style-name="T30">שונה </text:span><text:span text:style-name="T29">מ</text:span><text:span text:style-name="T30">האלגוריתם שלמדנו בהרצאה.</text:span></text:p>
      <text:p text:style-name="P9"><text:span text:style-name="T31">ג</text:span><text:span text:style-name="T25">. </text:span><text:span text:style-name="T32">הריצו את האלגוריתם בפייתון על מספר דוגמאות (השתמשו בפונקציה המתאימה מ</text:span><text:span text:style-name="T26">הספריה </text:span><text:span text:style-name="T33">networkx</text:span><text:span text:style-name="T34">)</text:span><text:span text:style-name="T25">.</text:span></text:p>
      <text:p text:style-name="P28"/>
      <text:p text:style-name="P23">שאלה <text:span text:style-name="T16">5</text:span>: <text:span text:style-name="T8">החלפת כליות בפייתון</text:span></text:p>
      <text:p text:style-name="P3">כיתבו <text:span text:style-name="T3">פונקציה</text:span> המקבלת מטריצת התאמה בין זוגות, ומוצאת <text:span text:style-name="T4">מעגלים </text:span><text:span text:style-name="T35">באורך 2 או באורך 3</text:span><text:span text:style-name="T4">, כך שמספר המושתלים הכולל הוא הגבוה ביותר. הפונקציה לא חייבת להיות יעילה חישובית (אפשר לכתוב פתרון brute force). <text:s text:c="2"/>כותרת אפשרית לפונקציה:</text:span></text:p>
      <text:p text:style-name="P10"><text:span text:style-name="T36">def</text:span> find_max_matches (compatible: <text:span text:style-name="T37">List[List[bool]]</text:span>): ...</text:p>
      <text:p text:style-name="P20"><text:span text:style-name="T3">המטריצה </text:span>compatible מתאר<text:span text:style-name="T3">ת</text:span> <text:span text:style-name="T3">התאמה בין תורם לחולה. <text:s text:c="2"/></text:span>למשל compatible[1<text:span text:style-name="T4">1</text:span>,2<text:span text:style-name="T4">2</text:span>]==<text:span text:style-name="T37">T</text:span>rue אומר שתורם מספר <text:span text:style-name="T4">11</text:span> יכול לתרום לחולה מספר <text:span text:style-name="T4">22</text:span>; <text:s/>compatible[2<text:span text:style-name="T4">2</text:span>,1<text:span text:style-name="T4">1</text:span>]==<text:span text:style-name="T37">T</text:span>rue אומר שתורם מספר <text:span text:style-name="T4">22</text:span> יכול לתרום לחולה מספר <text:span text:style-name="T4">11 (שימו לב – המטריצה לא בהכרח סימטרית).</text:span></text:p>
      <text:p text:style-name="P21">פלט לדוגמה:</text:p>
      <text:p text:style-name="P13">Length 2 cycle: 11→22 and 22→11 </text:p>
      <text:p text:style-name="P13">Length 3 cycle: 44→55 and 55→99 and 99→44</text:p>
      <text:p text:style-name="P14"/>
      <text:p text:style-name="P34">שאלה <text:span text:style-name="T38">1</text:span>: <text:span text:style-name="T39">מסלול שיפור בפייתון</text:span></text:p>
      <text:p text:style-name="P36">כיתבו פונקציה בפייתון, המקבלת כקלט גרף ושידוך, ומחזירה מסלול שיפור (אם יש), או None (אם אין מסלול שיפור). <text:span text:style-name="T40">כותרת הפונקציה:</text:span></text:p>
      <text:p text:style-name="P42"><text:soft-page-break/>def augmenting_path(graph: Graph, matching: list) → list: …</text:p>
      <text:p text:style-name="P36">אם אין לכם זמן לממש את "אלגוריתם הפרחים" <text:span text:style-name="T41">(וכנראה שאין לכם זמן...)</text:span>, אז יש שתי דרכים <text:span text:style-name="T41">קלות יותר</text:span> לפתור:</text:p>
      <text:p text:style-name="P36">א. למצוא את הקטע המתאים בקוד המקור של networkx <text:span text:style-name="T42">(קוד פתוח)</text:span>, <text:span text:style-name="T42">להעתיק ולהתאים אותו לכותרת של הפונקציה.</text:span></text:p>
      <text:p text:style-name="P37">ב. להשתמש בפונקציה למציאת שידוך גדול ביותר, ולהיעזר בהוכחה של הל<text:span text:style-name="T43">ֶ</text:span>מה של ב<text:span text:style-name="T43">ֶ</text:span>רג'.</text:p>
      <text:p text:style-name="P38"/>
      <text:p text:style-name="P34">שאלה <text:span text:style-name="T38">2</text:span>: <text:span text:style-name="T44">החלפת כליות בפייתון – </text:span><text:span text:style-name="T45">אלגוריתם מגלה אמת</text:span></text:p>
      <text:p text:style-name="P39">א. ממשו בפייתון את אלגוריתם אשלגי-קאש-פישר-פרוקצ'יה; העזרו בספריה networkx.</text:p>
      <text:p text:style-name="P39">ב. הדגימו את הפונקציה שלכם על הדוגמה מהמצגת.</text:p>
      <text:p text:style-name="P39">ג. הדגימו את הפונקציה שלכם על דוגמה אחרת; <text:span text:style-name="T46">הראו ש</text:span>כאשר מוצאים את השידוך הגדול ביותר, אחד המרכזים יכול להרויח מהסתרה, אבל <text:span text:style-name="T47">כש</text:span>משתמשים באלגוריתם האמיתי, אף <text:span text:style-name="T47">מרכז </text:span>לא יכול להרויח.</text:p>
      <text:p text:style-name="P39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fo:orphans="2" fo:widows="2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7.2$Linux_X86_64 LibreOffice_project/40$Build-2</meta:generator>
    <dc:date>2023-01-20T16:00:43.408718963</dc:date>
    <meta:editing-duration>P9DT12H13M49S</meta:editing-duration>
    <meta:editing-cycles>1120</meta:editing-cycles>
    <dc:creator>Erel Segal-Halevi</dc:creator>
    <meta:document-statistic meta:table-count="1" meta:image-count="0" meta:object-count="0" meta:page-count="3" meta:paragraph-count="59" meta:word-count="638" meta:character-count="3710" meta:non-whitespace-character-count="3115"/>
  </office:meta>
</office:document-meta>
</file>